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0.566cm" fo:min-width="1.123cm"/>
    </style:style>
    <style:style style:name="gr2" style:family="graphic" style:parent-style-name="standard">
      <style:graphic-properties draw:textarea-horizontal-align="justify" draw:textarea-vertical-align="middle" draw:auto-grow-height="false" fo:min-height="0.566cm" fo:min-width="1.123cm"/>
    </style:style>
    <style:style style:name="gr3" style:family="graphic" style:parent-style-name="standard">
      <style:graphic-properties draw:stroke="solid" svg:stroke-width="0.035cm" svg:stroke-color="#b2b2b2" draw:marker-start-width="0.252cm" draw:marker-end-width="0.252cm" svg:stroke-opacity="20%" draw:fill-color="#333333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543cm" fo:min-width="2.91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543cm" fo:min-width="2.913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23cm" svg:height="0.816cm" svg:x="19.262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23cm" svg:height="0.816cm" svg:x="19.262cm" svg:y="0.51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2.158cm" svg:height="2.158cm" svg:x="18.995cm" svg:y="0.254cm" svg:viewBox="0 0 2159 2159" svg:d="M1485 372c-129-75-256-108-405-108s-275 33-405 108c-129 74-222 167-296 296-75 129-109 256-109 405s34 276 109 405c74 129 167 222 296 296 130 75 256 109 405 109s276-34 405-109c129-74 221-167 296-296s109-256 109-405-34-276-109-405-167-222-296-296zM2159 1970c-2 32-11 63-27 89-17 31-42 56-72 73-27 16-58 25-90 27h-1781c-32-2-62-11-89-27-30-17-55-42-73-72-18-31-27-65-27-100v-1761c0-35 9-69 27-99s43-55 73-73 64-27 99-27h1761c35 0 69 9 99 27 31 18 56 43 73 73 16 27 25 57 27 89z">
            <text:p/>
          </draw:path>
          <draw:line draw:style-name="gr4" draw:text-style-name="P4" draw:layer="layout" svg:x1="19.266cm" svg:y1="1.777cm" svg:x2="19.374cm" svg:y2="1.741cm">
            <text:p/>
          </draw:line>
          <draw:line draw:style-name="gr5" draw:text-style-name="P4" draw:layer="layout" svg:x1="19.261cm" svg:y1="1.792cm" svg:x2="19.368cm" svg:y2="1.731cm">
            <text:p/>
          </draw:line>
          <draw:line draw:style-name="gr5" draw:text-style-name="P4" draw:layer="layout" svg:x1="19.155cm" svg:y1="1.324cm" svg:x2="19.262cm" svg:y2="1.324cm">
            <text:p/>
          </draw:line>
          <draw:line draw:style-name="gr5" draw:text-style-name="P4" draw:layer="layout" svg:x1="19.607cm" svg:y1="2.137cm" svg:x2="19.664cm" svg:y2="2.037cm">
            <text:p/>
          </draw:line>
          <draw:line draw:style-name="gr5" draw:text-style-name="P4" draw:layer="layout" svg:x1="19.771cm" svg:y1="2.163cm" svg:x2="19.794cm" svg:y2="2.094cm">
            <text:p/>
          </draw:line>
          <draw:line draw:style-name="gr5" draw:text-style-name="P4" draw:layer="layout" svg:x1="19.923cm" svg:y1="2.199cm" svg:x2="19.935cm" svg:y2="2.13cm">
            <text:p/>
          </draw:line>
          <draw:custom-shape draw:style-name="gr6" draw:text-style-name="P5" draw:layer="layout" svg:width="0.085cm" svg:height="0.091cm" svg:x="20.034cm" svg:y="2.13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20.887cm" svg:y1="1.775cm" svg:x2="20.779cm" svg:y2="1.739cm">
            <text:p/>
          </draw:line>
          <draw:line draw:style-name="gr5" draw:text-style-name="P4" draw:layer="layout" svg:x1="20.892cm" svg:y1="1.791cm" svg:x2="20.785cm" svg:y2="1.73cm">
            <text:p/>
          </draw:line>
          <draw:line draw:style-name="gr5" draw:text-style-name="P4" draw:layer="layout" svg:x1="20.998cm" svg:y1="1.323cm" svg:x2="20.891cm" svg:y2="1.323cm">
            <text:p/>
          </draw:line>
          <draw:line draw:style-name="gr5" draw:text-style-name="P4" draw:layer="layout" svg:x1="20.545cm" svg:y1="2.136cm" svg:x2="20.488cm" svg:y2="2.036cm">
            <text:p/>
          </draw:line>
          <draw:line draw:style-name="gr5" draw:text-style-name="P4" draw:layer="layout" svg:x1="20.38cm" svg:y1="2.161cm" svg:x2="20.357cm" svg:y2="2.092cm">
            <text:p/>
          </draw:line>
          <draw:line draw:style-name="gr5" draw:text-style-name="P4" draw:layer="layout" svg:x1="20.23cm" svg:y1="2.198cm" svg:x2="20.218cm" svg:y2="2.129cm">
            <text:p/>
          </draw:line>
          <draw:line draw:style-name="gr5" draw:text-style-name="P4" draw:layer="layout" svg:x1="19.36cm" svg:y1="1.532cm" svg:x2="20.805cm" svg:y2="1.531cm">
            <text:p/>
          </draw:line>
          <draw:line draw:style-name="gr5" draw:text-style-name="P4" draw:layer="layout" svg:x1="19.416cm" svg:y1="1.751cm" svg:x2="20.731cm" svg:y2="1.75cm">
            <text:p/>
          </draw:line>
          <draw:line draw:style-name="gr5" draw:text-style-name="P4" draw:layer="layout" svg:x1="19.61cm" svg:y1="1.964cm" svg:x2="20.539cm" svg:y2="1.963cm">
            <text:p/>
          </draw:line>
          <draw:line draw:style-name="gr5" draw:text-style-name="P4" draw:layer="layout" svg:x1="19.292cm" svg:y1="1.327cm" svg:x2="20.86cm" svg:y2="1.327cm">
            <text:p/>
          </draw:line>
          <draw:line draw:style-name="gr7" draw:text-style-name="P4" draw:layer="layout" svg:x1="19.359cm" svg:y1="1.112cm" svg:x2="20.804cm" svg:y2="1.111cm">
            <text:p/>
          </draw:line>
          <draw:line draw:style-name="gr7" draw:text-style-name="P4" draw:layer="layout" svg:x1="19.438cm" svg:y1="0.868cm" svg:x2="20.715cm" svg:y2="0.867cm">
            <text:p/>
          </draw:line>
          <draw:line draw:style-name="gr7" draw:text-style-name="P4" draw:layer="layout" svg:x1="19.672cm" svg:y1="0.683cm" svg:x2="20.49cm" svg:y2="0.682cm">
            <text:p/>
          </draw:line>
          <draw:custom-shape draw:style-name="gr8" draw:text-style-name="P5" draw:layer="layout" svg:width="0.085cm" svg:height="0.091cm" svg:x="20.034cm" svg:y="0.53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5" draw:layer="layout" svg:width="0.085cm" svg:height="0.092cm" svg:x="20.031cm" svg:y="2.02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9" draw:text-style-name="P5" draw:layer="layout" svg:width="0.966cm" svg:height="0.507cm" svg:x="19.589cm" svg:y="0.82cm" svg:viewBox="0 0 967 508" draw:points="216,423 751,423 751,0 967,0 967,508 0,508 0,0 216,0">
            <text:p/>
          </draw:polygon>
          <draw:polygon draw:style-name="gr10" draw:text-style-name="P6" draw:layer="layout" svg:width="0.966cm" svg:height="0.507cm" draw:transform="rotate (-3.14159265358979) translate (20.5567333333333cm 1.835cm)" svg:viewBox="0 0 967 508" draw:points="751,423 216,423 216,0 0,0 0,508 967,508 967,0 751,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.6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9T18:13:35.943000000</dc:date>
    <meta:editing-duration>PT1H21M</meta:editing-duration>
    <meta:editing-cycles>21</meta:editing-cycles>
    <meta:generator>LibreOffice/6.3.4.2$Windows_X86_64 LibreOffice_project/60da17e045e08f1793c57c00ba83cdfce946d0aa</meta:generator>
    <meta:document-statistic meta:object-count="28"/>
  </office:meta>
</office:document-meta>
</file>